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 table:number-rows-repeated="3170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09:10:00.8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5-29T10:22:05.978000000</dc:date>
    <meta:editing-cycles>212</meta:editing-cycles>
    <meta:editing-duration>P11DT5H13M</meta:editing-duration>
    <meta:document-statistic meta:table-count="3" meta:cell-count="1801" meta:object-count="0"/>
    <meta:user-defined meta:name="Info 1"/>
    <meta:user-defined meta:name="Info 2"/>
    <meta:user-defined meta:name="Info 3"/>
    <meta:user-defined meta:name="Info 4"/>
  </office:meta>
</office:document-meta>
</file>